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Heading_20_5">
      <style:paragraph-properties fo:margin-left="0cm" fo:margin-right="0cm" fo:text-indent="0cm" style:auto-text-indent="false"/>
      <style:text-properties loext:padding="0cm" loext:border="none"/>
    </style:style>
    <style:style style:name="P3" style:family="paragraph" style:parent-style-name="Text_20_body">
      <style:text-properties loext:padding="0cm" loext:border="non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fo:break-before="pag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chatgpt.com/#main" text:style-name="Internet_20_link" text:visited-style-name="Visited_20_Internet_20_Link">Skip to content</text:a></text:p>
      <text:section text:style-name="Sect1" text:name="thread">
        <text:p text:style-name="P1"/>
      </text:section>
      <text:h text:style-name="P2" text:outline-level="5">You said:</text:h>
      <text:p text:style-name="P3">what would be a network and geo graph that isn't available yet and that would be astonishing to visualize, with datas that are available on the net?</text:p>
      <text:h text:style-name="Heading_20_6" text:outline-level="6">ChatGPT said:</text:h>
      <text:p text:style-name="Text_20_body">That’s a great creative question — and it opens up some really exciting possibilities. Let’s unpack it carefully. You’re asking:</text:p>
      <text:p text:style-name="Quotations">What <text:span text:style-name="Emphasis">network</text:span> or <text:span text:style-name="Emphasis">geographical graph</text:span> could be made (using available data), that <text:span text:style-name="Strong_20_Emphasis">doesn’t yet exist</text:span> and would be <text:span text:style-name="Strong_20_Emphasis">astonishing to visualize</text:span>?</text:p>
      <text:p text:style-name="Text_20_body">Below are several ideas — each is technically feasible with open data or APIs, but to my knowledge, no one has visualized them in this way yet.</text:p>
      <text:p text:style-name="Horizontal_20_Line"/>
      <text:h text:style-name="Heading_20_3" text:outline-level="3">🌍 1. <text:span text:style-name="Strong_20_Emphasis">The Global Supply Chain Graph of Everything</text:span></text:h>
      <text:p text:style-name="Text_20_body"><text:span text:style-name="Strong_20_Emphasis">Idea:</text:span><text:line-break/>A live network showing how every major consumer product’s components move across the world — linking mines, factories, ports, and retailers.</text:p>
      <text:p text:style-name="Text_20_body"><text:span text:style-name="Strong_20_Emphasis">Why it’s astonishing:</text:span><text:line-break/>You’d see the <text:span text:style-name="Emphasis">hidden web</text:span> of globalization — how a phone connects lithium mines in Chile to factories in Shenzhen to customers in New York.<text:line-break/>Each node = production site; edges = transport routes; color = industry sector.</text:p>
      <text:p text:style-name="Text_20_body"><text:span text:style-name="Strong_20_Emphasis">Data sources:</text:span></text:p>
      <text:list text:style-name="L1">
        <text:list-item>
          <text:p text:style-name="P4">UN Comtrade dataset (global trade flows)</text:p>
        </text:list-item>
        <text:list-item>
          <text:p text:style-name="P4">AIS (ship tracking) data</text:p>
        </text:list-item>
        <text:list-item>
          <text:p text:style-name="P4">Company supply-chain disclosures (e.g., Apple, Tesla, IKEA reports)</text:p>
        </text:list-item>
        <text:list-item>
          <text:p text:style-name="P4">OpenStreetMap for geolocation</text:p>
        </text:list-item>
      </text:list>
      <text:p text:style-name="Text_20_body"><text:span text:style-name="Strong_20_Emphasis">Wow factor:</text:span><text:line-break/>Animate it through time to see shocks (pandemic, Suez Canal blockage) ripple through the network.</text:p>
      <text:p text:style-name="Horizontal_20_Line"/>
      <text:h text:style-name="Heading_20_3" text:outline-level="3">🧠 2. <text:span text:style-name="Strong_20_Emphasis">The Internet’s Emotional Geography</text:span></text:h>
      <text:p text:style-name="Text_20_body"><text:span text:style-name="Strong_20_Emphasis">Idea:</text:span><text:line-break/>Map global sentiment in real time by geolocating social media posts (X/Twitter, Reddit, Mastodon) and analyzing emotional tone (joy, anger, fear, optimism).</text:p>
      <text:p text:style-name="Text_20_body"><text:span text:style-name="Strong_20_Emphasis">Why it’s astonishing:</text:span><text:line-break/>You’d <text:span text:style-name="Emphasis">see</text:span> how human emotions pulse across the planet — e.g., collective joy during a World Cup or shared fear during crises.</text:p>
      <text:p text:style-name="Text_20_body"><text:span text:style-name="Strong_20_Emphasis">Data sources:</text:span></text:p>
      <text:list text:style-name="L2">
        <text:list-item>
          <text:p text:style-name="P5"><text:soft-page-break/>Twitter/X or Reddit APIs</text:p>
        </text:list-item>
        <text:list-item>
          <text:p text:style-name="P5">NLP sentiment analysis</text:p>
        </text:list-item>
        <text:list-item>
          <text:p text:style-name="P5">GeoNames for location mapping</text:p>
        </text:list-item>
      </text:list>
      <text:p text:style-name="Text_20_body"><text:span text:style-name="Strong_20_Emphasis">Wow factor:</text:span><text:line-break/>Color-coded world map where emotional “currents” flow like weather patterns.</text:p>
      <text:p text:style-name="Horizontal_20_Line"/>
      <text:h text:style-name="Heading_20_3" text:outline-level="3">🌐 3. <text:span text:style-name="Strong_20_Emphasis">Global Internet Infrastructure Dependency Graph</text:span></text:h>
      <text:p text:style-name="Text_20_body"><text:span text:style-name="Strong_20_Emphasis">Idea:</text:span><text:line-break/>Visualize the physical and logical interconnections of the Internet — undersea cables, data centers, IXPs, and cloud routing dependencies.</text:p>
      <text:p text:style-name="Text_20_body"><text:span text:style-name="Strong_20_Emphasis">Why it’s astonishing:</text:span><text:line-break/>You’d literally <text:span text:style-name="Emphasis">see</text:span> the hidden skeleton of the internet — which cables and regions underpin global connectivity.<text:line-break/>A failure in one node could be simulated to show the impact on network resilience.</text:p>
      <text:p text:style-name="Text_20_body"><text:span text:style-name="Strong_20_Emphasis">Data sources:</text:span></text:p>
      <text:list text:style-name="L3">
        <text:list-item>
          <text:p text:style-name="P6">Telegeography’s Submarine Cable Map (open data)</text:p>
        </text:list-item>
        <text:list-item>
          <text:p text:style-name="P6">PeeringDB (for IXPs)</text:p>
        </text:list-item>
        <text:list-item>
          <text:p text:style-name="P6">RIPE Atlas measurements</text:p>
        </text:list-item>
      </text:list>
      <text:p text:style-name="Text_20_body"><text:span text:style-name="Strong_20_Emphasis">Wow factor:</text:span><text:line-break/>A 3D globe with glowing threads showing digital “arteries” of civilization.</text:p>
      <text:p text:style-name="Horizontal_20_Line"/>
      <text:h text:style-name="Heading_20_3" text:outline-level="3">🧬 4. <text:span text:style-name="Strong_20_Emphasis">Global Scientific Collaboration Network Over Time</text:span></text:h>
      <text:p text:style-name="Text_20_body"><text:span text:style-name="Strong_20_Emphasis">Idea:</text:span><text:line-break/>A temporal graph of co-authorship between scientists worldwide, showing how ideas spread geographically over decades.</text:p>
      <text:p text:style-name="Text_20_body"><text:span text:style-name="Strong_20_Emphasis">Why it’s astonishing:</text:span><text:line-break/>You could <text:span text:style-name="Emphasis">watch</text:span> knowledge evolve — for example, how machine learning research grew from a few labs in the 1990s to a global ecosystem by 2025.</text:p>
      <text:p text:style-name="Text_20_body"><text:span text:style-name="Strong_20_Emphasis">Data sources:</text:span></text:p>
      <text:list text:style-name="L4">
        <text:list-item>
          <text:p text:style-name="P7">OpenAlex (academic papers metadata)</text:p>
        </text:list-item>
        <text:list-item>
          <text:p text:style-name="P7">ORCID data (researcher identities)</text:p>
        </text:list-item>
        <text:list-item>
          <text:p text:style-name="P7">Institutional geocoding</text:p>
        </text:list-item>
      </text:list>
      <text:p text:style-name="Text_20_body"><text:span text:style-name="Strong_20_Emphasis">Wow factor:</text:span><text:line-break/>An animated network morphing over time — continents lighting up as collaboration expands.</text:p>
      <text:p text:style-name="Horizontal_20_Line"/>
      <text:h text:style-name="Heading_20_3" text:outline-level="3"><text:soft-page-break/>🌡️ 5. <text:span text:style-name="Strong_20_Emphasis">The Climate Change Impact Network</text:span></text:h>
      <text:p text:style-name="Text_20_body"><text:span text:style-name="Strong_20_Emphasis">Idea:</text:span><text:line-break/>Link climate change indicators (temperature, drought, migration, economic loss, biodiversity) into a connected network showing cascading effects.</text:p>
      <text:p text:style-name="Text_20_body"><text:span text:style-name="Strong_20_Emphasis">Why it’s astonishing:</text:span><text:line-break/>You’d see how an extreme event (e.g., drought in Africa) triggers migration, affects trade, and influences politics globally.</text:p>
      <text:p text:style-name="Text_20_body"><text:span text:style-name="Strong_20_Emphasis">Data sources:</text:span></text:p>
      <text:list text:style-name="L5">
        <text:list-item>
          <text:p text:style-name="P8">NASA Earth Data (temperature, precipitation)</text:p>
        </text:list-item>
        <text:list-item>
          <text:p text:style-name="P8">World Bank, FAO, UNHCR (migration, economic data)</text:p>
        </text:list-item>
        <text:list-item>
          <text:p text:style-name="P8">Global Biodiversity Information Facility (GBIF)</text:p>
        </text:list-item>
      </text:list>
      <text:p text:style-name="Text_20_body"><text:span text:style-name="Strong_20_Emphasis">Wow factor:</text:span><text:line-break/>A living “system map” of the planet’s feedback loops — essentially a planetary nervous system.</text:p>
      <text:p text:style-name="Horizontal_20_Line"/>
      <text:h text:style-name="Heading_20_3" text:outline-level="3">🧩 Bonus: <text:span text:style-name="Strong_20_Emphasis">Global Urban Scent Map</text:span></text:h>
      <text:p text:style-name="Text_20_body"><text:span text:style-name="Strong_20_Emphasis">Idea:</text:span><text:line-break/>Scrape geotagged reviews, social posts, and sensor data to map the <text:span text:style-name="Emphasis">smellscapes</text:span> of cities — where people report scents of coffee, sea breeze, diesel, or flowers.</text:p>
      <text:p text:style-name="Text_20_body"><text:span text:style-name="Strong_20_Emphasis">Why it’s astonishing:</text:span><text:line-break/>You’d visualize an invisible sensory layer of cities — a “smell-topography.”</text:p>
      <text:p text:style-name="Text_20_body"><text:span text:style-name="Strong_20_Emphasis">Data sources:</text:span></text:p>
      <text:list text:style-name="L6">
        <text:list-item>
          <text:p text:style-name="P9">Yelp, TripAdvisor, Google Maps reviews</text:p>
        </text:list-item>
        <text:list-item>
          <text:p text:style-name="P9">Air quality and VOC sensor datasets</text:p>
        </text:list-item>
        <text:list-item>
          <text:p text:style-name="P9">NLP keyword extraction</text:p>
        </text:list-item>
      </text:list>
      <text:p text:style-name="Text_20_body"><text:span text:style-name="Strong_20_Emphasis">Wow factor:</text:span><text:line-break/>A sensory geography of the world — poetic, data-rich, and human.</text:p>
      <text:p text:style-name="Horizontal_20_Line"/>
      <text:p text:style-name="Text_20_body">Would you like me to pick <text:span text:style-name="Strong_20_Emphasis">one</text:span> of these and sketch what the <text:span text:style-name="Strong_20_Emphasis">data pipeline + visualization design</text:span> would look like (tools, APIs, layout, etc.)?<text:line-break/>That could help make it more concrete if you wanted to actually build or pitch it.</text:p>
      <text:section text:style-name="Sect1" text:name="thread-bottom">
        <text:p text:style-name="P10"/>
        <text:p text:style-name="P11">Skip to content</text:p>
        <text:p text:style-name="P10">You said:</text:p>
        <text:p text:style-name="P10">what would be a network and geo graph that isn't available yet and that would be astonishing to visualize, with datas that are available on the net?</text:p>
        <text:p text:style-name="P10">ChatGPT said:</text:p>
        <text:p text:style-name="P10">That’s a great creative question — and it opens up some really exciting possibilities. Let’s unpack it carefully. You’re asking:</text:p>
        <text:p text:style-name="P10"><text:s/>What network or geographical graph could be made (using available data), that doesn’t yet exist and would be astonishing to visualize?</text:p>
        <text:p text:style-name="P10">Below are several ideas — each is technically feasible with open data or APIs, but to my knowledge, no one has visualized them in this way yet.</text:p>
        <text:p text:style-name="P10">🌍 1. The Global Supply Chain Graph of Everything</text:p>
        <text:p text:style-name="P10">Idea:</text:p>
        <text:p text:style-name="P10">A live network showing how every major consumer product’s components move across the world — linking mines, factories, ports, and retailers.</text:p>
        <text:p text:style-name="P10">Why it’s astonishing:</text:p>
        <text:p text:style-name="P10">You’d see the hidden web of globalization — how a phone connects lithium mines in Chile to factories in Shenzhen to customers in New York.</text:p>
        <text:p text:style-name="P10">Each node = production site; edges = transport routes; color = industry sector.</text:p>
        <text:p text:style-name="P10">Data sources:</text:p>
        <text:p text:style-name="P10"><text:s/>UN Comtrade dataset (global trade flows)</text:p>
        <text:p text:style-name="P10"><text:s/>AIS (ship tracking) data</text:p>
        <text:p text:style-name="P10"><text:s/>Company supply-chain disclosures (e.g., Apple, Tesla, IKEA reports)</text:p>
        <text:p text:style-name="P10"><text:s/>OpenStreetMap for geolocation</text:p>
        <text:p text:style-name="P10">Wow factor:</text:p>
        <text:p text:style-name="P10">Animate it through time to see shocks (pandemic, Suez Canal blockage) ripple through the network.</text:p>
        <text:p text:style-name="P10">🧠 2. The Internet’s Emotional Geography</text:p>
        <text:p text:style-name="P10">Idea:</text:p>
        <text:p text:style-name="P10">Map global sentiment in real time by geolocating social media posts (X/Twitter, Reddit, Mastodon) and analyzing emotional tone (joy, anger, fear, optimism).</text:p>
        <text:p text:style-name="P10">Why it’s astonishing:</text:p>
        <text:p text:style-name="P10">You’d see how human emotions pulse across the planet — e.g., collective joy during a World Cup or shared fear during crises.</text:p>
        <text:p text:style-name="P10">Data sources:</text:p>
        <text:p text:style-name="P10"><text:soft-page-break/><text:s/>Twitter/X or Reddit APIs</text:p>
        <text:p text:style-name="P10"><text:s/>NLP sentiment analysis</text:p>
        <text:p text:style-name="P10"><text:s/>GeoNames for location mapping</text:p>
        <text:p text:style-name="P10">Wow factor:</text:p>
        <text:p text:style-name="P10">Color-coded world map where emotional “currents” flow like weather patterns.</text:p>
        <text:p text:style-name="P10">🌐 3. Global Internet Infrastructure Dependency Graph</text:p>
        <text:p text:style-name="P10">Idea:</text:p>
        <text:p text:style-name="P10">Visualize the physical and logical interconnections of the Internet — undersea cables, data centers, IXPs, and cloud routing dependencies.</text:p>
        <text:p text:style-name="P10">Why it’s astonishing:</text:p>
        <text:p text:style-name="P10">You’d literally see the hidden skeleton of the internet — which cables and regions underpin global connectivity.</text:p>
        <text:p text:style-name="P10">A failure in one node could be simulated to show the impact on network resilience.</text:p>
        <text:p text:style-name="P10">Data sources:</text:p>
        <text:p text:style-name="P10"><text:s/>Telegeography’s Submarine Cable Map (open data)</text:p>
        <text:p text:style-name="P10"><text:s/>PeeringDB (for IXPs)</text:p>
        <text:p text:style-name="P10"><text:s/>RIPE Atlas measurements</text:p>
        <text:p text:style-name="P10">Wow factor:</text:p>
        <text:p text:style-name="P10">A 3D globe with glowing threads showing digital “arteries” of civilization.</text:p>
        <text:p text:style-name="P10">🧬 4. Global Scientific Collaboration Network Over Time</text:p>
        <text:p text:style-name="P10">Idea:</text:p>
        <text:p text:style-name="P10">A temporal graph of co-authorship between scientists worldwide, showing how ideas spread geographically over decades.</text:p>
        <text:p text:style-name="P10">Why it’s astonishing:</text:p>
        <text:p text:style-name="P10">You could watch knowledge evolve — for example, how machine learning research grew from a few labs in the 1990s to a global ecosystem by 2025.</text:p>
        <text:p text:style-name="P10">Data sources:</text:p>
        <text:p text:style-name="P10"><text:s/>OpenAlex (academic papers metadata)</text:p>
        <text:p text:style-name="P10"><text:s/>ORCID data (researcher identities)</text:p>
        <text:p text:style-name="P10"><text:s/>Institutional geocoding</text:p>
        <text:p text:style-name="P10">Wow factor:</text:p>
        <text:p text:style-name="P10">An animated network morphing over time — continents lighting up as collaboration expands.</text:p>
        <text:p text:style-name="P10">🌡️ 5. The Climate Change Impact Network</text:p>
        <text:p text:style-name="P10"><text:soft-page-break/>Idea:</text:p>
        <text:p text:style-name="P10">Link climate change indicators (temperature, drought, migration, economic loss, biodiversity) into a connected network showing cascading effects.</text:p>
        <text:p text:style-name="P10">Why it’s astonishing:</text:p>
        <text:p text:style-name="P10">You’d see how an extreme event (e.g., drought in Africa) triggers migration, affects trade, and influences politics globally.</text:p>
        <text:p text:style-name="P10">Data sources:</text:p>
        <text:p text:style-name="P10"><text:s/>NASA Earth Data (temperature, precipitation)</text:p>
        <text:p text:style-name="P10"><text:s/>World Bank, FAO, UNHCR (migration, economic data)</text:p>
        <text:p text:style-name="P10"><text:s/>Global Biodiversity Information Facility (GBIF)</text:p>
        <text:p text:style-name="P10">Wow factor:</text:p>
        <text:p text:style-name="P10">A living “system map” of the planet’s feedback loops — essentially a planetary nervous system.</text:p>
        <text:p text:style-name="P10">🧩 Bonus: Global Urban Scent Map</text:p>
        <text:p text:style-name="P10">Idea:</text:p>
        <text:p text:style-name="P10">Scrape geotagged reviews, social posts, and sensor data to map the smellscapes of cities — where people report scents of coffee, sea breeze, diesel, or flowers.</text:p>
        <text:p text:style-name="P10">Why it’s astonishing:</text:p>
        <text:p text:style-name="P10">You’d visualize an invisible sensory layer of cities — a “smell-topography.”</text:p>
        <text:p text:style-name="P10">Data sources:</text:p>
        <text:p text:style-name="P10"><text:s/>Yelp, TripAdvisor, Google Maps reviews</text:p>
        <text:p text:style-name="P10"><text:s/>Air quality and VOC sensor datasets</text:p>
        <text:p text:style-name="P10"><text:s/>NLP keyword extraction</text:p>
        <text:p text:style-name="P10">Wow factor:</text:p>
        <text:p text:style-name="P10">A sensory geography of the world — poetic, data-rich, and human.</text:p>
        <text:p text:style-name="P10">Would you like me to pick one of these and sketch what the data pipeline + visualization design would look like (tools, APIs, layout, etc.)?</text:p>
        <text:p text:style-name="P10">That could help make it more concrete if you wanted to actually build or pitch it.</text:p>
        <text:p text:style-name="P10">You said:</text:p>
        <text:p text:style-name="P10"><text:s/>The Global Supply Chain Graph of Everything is interesting, list the sources to construct the network</text:p>
        <text:p text:style-name="P10">ChatGPT said:</text:p>
        <text:p text:style-name="P10">Excellent choice — the Global Supply Chain Graph of Everything would be a truly stunning visualization, and it’s surprisingly feasible with existing open and semi-open datasets.</text:p>
        <text:p text:style-name="P10"><text:soft-page-break/>Let’s break this down into data layers, each contributing to a different part of the network (nodes = companies/sites; edges = flows of goods, materials, or logistics).</text:p>
        <text:p text:style-name="P10">🌐 1. TRADE FLOWS (Edges Between Countries or Companies)</text:p>
        <text:p text:style-name="P10">These give you the macroscopic network — who trades with whom, and what they trade.</text:p>
        <text:p text:style-name="P10">🔹 Global trade datasets</text:p>
        <text:p text:style-name="P10">Source Description Access</text:p>
        <text:p text:style-name="P10">UN Comtrade The go-to source for global import/export data (by HS code, value, volume). Can trace flow of goods between any two countries. https://comtradeplus.un.org/</text:p>
        <text:p text:style-name="P10">OECD Trade in Value Added (TiVA) Links trade flows to value-added chains (shows how production is globally fragmented). https://stats.oecd.org/</text:p>
        <text:p text:style-name="P10">World Input-Output Database (WIOD) Connects industries and countries through input–output tables. Ideal for modeling dependencies between sectors. http://www.wiod.org/</text:p>
        <text:p text:style-name="P10">BACI (by CEPII) Harmonized version of Comtrade with improved consistency. https://www.cepii.fr/CEPII/en/bdd_modele/presentation.asp?id=37</text:p>
        <text:p text:style-name="P10">ITC Trade Map Visual trade flows and product breakdowns (limited open access). https://www.trademap.org/</text:p>
        <text:p text:style-name="P10">🏭 2. COMPANY-LEVEL SUPPLY CHAINS (Micro-Level Network)</text:p>
        <text:p text:style-name="P10">These datasets and disclosures link specific firms and their suppliers — crucial for connecting trade data to real-world companies and facilities.</text:p>
        <text:p text:style-name="P10">🔹 Corporate disclosures</text:p>
        <text:p text:style-name="P10">Source Description Access</text:p>
        <text:p text:style-name="P10">Open Supply Hub (formerly Open Apparel Registry) Open database of manufacturing facilities across industries (textiles, agriculture, etc.) with company ownership links. https://opensupplyhub.org/</text:p>
        <text:p text:style-name="P10">Refinitiv / FactSet supply-chain data Proprietary, but subsets are public via research collaborations. Shows supplier-customer relationships. Paid / API</text:p>
        <text:p text:style-name="P10">Apple, Tesla, IKEA Supplier Lists Many large firms publish supplier names and locations for transparency. Corporate websites</text:p>
        <text:p text:style-name="P10">CDP Supply Chain Program Companies self-report environmental impacts and supply chain links. https://www.cdp.net/</text:p>
        <text:p text:style-name="P10">U.S. SEC Filings (10-K, 20-F) Contain partial supplier information and logistics dependencies. https://www.sec.gov/edgar/search/</text:p>
        <text:p text:style-name="P10">🚢 3. LOGISTICS AND TRANSPORT (Edges = Real Shipments)</text:p>
        <text:p text:style-name="P10">This layer animates the network — how goods physically move across the world.</text:p>
        <text:p text:style-name="P10">🔹 Maritime &amp; Air Transport</text:p>
        <text:p text:style-name="P10">Source Description Access</text:p>
        <text:p text:style-name="P10"><text:soft-page-break/>MarineTraffic AIS / AISHub Real-time ship tracking via AIS data — vessel routes, cargo types, ports. https://www.marinetraffic.com/</text:p>
        <text:p text:style-name="P10">UNCTAD Port Calls Dataset Aggregated AIS data by port, showing trade intensity. https://unctadstat.unctad.org/</text:p>
        <text:p text:style-name="P10">OpenSky Network Open air traffic data — could link to air cargo movements. https://opensky-network.org/</text:p>
        <text:p text:style-name="P10">World Port Index (NOAA/NGA) Master list of global ports with location and characteristics. https://msi.nga.mil/Publications/WPI</text:p>
        <text:p text:style-name="P10">🗺️ 4. GEOLOCATION AND MAPPING (Coordinates &amp; Context)</text:p>
        <text:p text:style-name="P10">To plot facilities, routes, and flows on a map.</text:p>
        <text:p text:style-name="P10">Source Description Access</text:p>
        <text:p text:style-name="P10">OpenStreetMap (OSM) Base map and geocoding of industrial sites, ports, roads, railways. https://www.openstreetmap.org/</text:p>
        <text:p text:style-name="P10">GeoNames Global database of place names and coordinates. https://www.geonames.org/</text:p>
        <text:p text:style-name="P10">Natural Earth / GADM Country and region boundaries for visualization. https://www.naturalearthdata.com/</text:p>
        <text:p text:style-name="P10">♻️ 5. MATERIAL FLOWS &amp; INDUSTRIAL ECOLOGY</text:p>
        <text:p text:style-name="P10">For mapping how materials transform across the supply chain (e.g., lithium → battery → EV).</text:p>
        <text:p text:style-name="P10">Source Description Access</text:p>
        <text:p text:style-name="P10">Material Flow Analysis (UNEP IRP) Global datasets on flows of raw materials and resources. https://www.resourcepanel.org/</text:p>
        <text:p text:style-name="P10">U.S. Geological Survey (USGS) Production and reserves of raw materials by country. https://www.usgs.gov/centers/nmic</text:p>
        <text:p text:style-name="P10">FAOSTAT (for food chains) Production, trade, and consumption of agricultural products. https://www.fao.org/faostat/</text:p>
        <text:p text:style-name="P10">🧭 6. OPTIONAL: ESG + HUMAN IMPACT DATA</text:p>
        <text:p text:style-name="P10">To show not just movement, but impact (carbon, labor, deforestation).</text:p>
        <text:p text:style-name="P10">Source Description Access</text:p>
        <text:p text:style-name="P10">World Bank Climate Data CO₂ emissions, energy use, etc. https://data.worldbank.org/</text:p>
        <text:p text:style-name="P10">Global Forest Watch Deforestation and supply chain linkages (e.g., palm oil, soy). https://www.globalforestwatch.org/</text:p>
        <text:p text:style-name="P10">Trase Earth Trade-linked deforestation data by commodity. https://trase.earth/</text:p>
        <text:p text:style-name="P10">⚙️ Integration Strategy</text:p>
        <text:p text:style-name="P10">You could construct the graph in layers:</text:p>
        <text:p text:style-name="P10"><text:s/>Start with trade flows between countries/sectors (UN Comtrade + TiVA).</text:p>
        <text:p text:style-name="P10"><text:soft-page-break/><text:s/>Map known company supply chains (Open Supply Hub + corporate disclosures).</text:p>
        <text:p text:style-name="P10"><text:s/>Attach logistics paths (AIS / ports).</text:p>
        <text:p text:style-name="P10"><text:s/>Add impacts or metrics (CO₂, deforestation, labor risk).</text:p>
        <text:p text:style-name="P10"><text:s/>Visualize in tools like Neo4j + Kepler.gl + Deck.gl, or Graphistry for interactive web rendering.</text:p>
        <text:p text:style-name="P10">Would you like me to design a data pipeline and architecture diagram (from raw sources → cleaned data → network → visualization), showing how all these layers could connect technically?</text:p>
        <text:p text:style-name="P10">That would make it clear how to actually build the “Supply Chain Graph of Everything.”</text:p>
        <text:p text:style-name="P10">ChatGPT can make mistakes. Check important info. See Cookie Preferences.</text:p>
        <text:p text:style-name="P10">We use cookies</text:p>
        <text:p text:style-name="P10">Some cookies are essential for this site to function and cannot be turned off. We also use cookies and collect and share device identifiers to help us understand how our service performs and is used, and to support our marketing efforts. Learn more in our Cookie Policy. You can update your preferences at any time by clicking ‘Manage Cookies’.</text:p>
        <text:p text:style-name="P11"/>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3T18:27:28.181748237</meta:creation-date>
    <dc:date>2025-10-23T19:09:16.643576236</dc:date>
    <meta:editing-duration>PT31M35S</meta:editing-duration>
    <meta:editing-cycles>1</meta:editing-cycles>
    <meta:document-statistic meta:table-count="0" meta:image-count="0" meta:object-count="0" meta:page-count="10" meta:paragraph-count="196" meta:word-count="2055" meta:character-count="14002" meta:non-whitespace-character-count="12108"/>
    <meta:generator>LibreOffice/25.2.3.2$Linux_X86_64 LibreOffice_project/520$Build-2</meta:generator>
  </office:meta>
</office:document-meta>
</file>